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65c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ce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607" draw:layer="" svg:width="200.00000000000pt" svg:height="100.00000000000pt"/>
          <draw:path draw:style-name="gr3" draw:id="shape3" draw:name="path615" draw:layer="" svg:width="67.41704215882pt" svg:height="82.08853852968pt" svg:x="66.45103680000pt" svg:y="8.74821760000pt" svg:viewBox="0 0 67 82" svg:d="M33.4237 0L67.417 81.9003L0 82.0885Z" koffice:nodeTypes="cccc"/>
          <draw:path draw:style-name="gr4" draw:id="shape4" draw:name="path617" draw:layer="" svg:width="58.24229491949pt" svg:height="70.98875084560pt" svg:x="70.99461360000pt" svg:y="20.10760160000pt" svg:viewBox="0 0 58 71" svg:d="M28.875 0L58.2423 70.8261L0 70.9888Z" koffice:nodeTypes="cccc"/>
          <draw:path draw:style-name="gr5" draw:id="shape5" draw:name="path616" draw:layer="" svg:width="67.41704215882pt" svg:height="41.54456271319pt" svg:x="66.45103680000pt" svg:y="50.01987360000pt" svg:viewBox="0 0 67 42" svg:d="M33.4237 0L67.417 41.4493L0 41.5446Z" koffice:nodeTypes="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9:20</dc:date>
    <meta:creation-date>2011-05-22T06:10:37</meta:creation-date>
    <dc:creator>Yue Liu</dc:creator>
  </office:meta>
</office:document-meta>
</file>